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683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14.098cm" svg:height="1.682cm" svg:x="7.072cm" svg:y="9.571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XRX</text:p>
              </table:table-cell>
              <table:table-cell>
                <text:p text:style-name="P1">TX</text:p>
              </table:table-cell>
              <table:table-cell>
                <text:p text:style-name="P1">RX</text:p>
              </table:table-cell>
              <table:table-cell>
                <text:p text:style-name="P1">SERIALRX</text:p>
              </table:table-cell>
              <table:table-cell>
                <text:p text:style-name="P1">SERIALT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3" style:family="table-cell" style:parent-style-name="default">
      <loext:graphic-properties draw:fill="solid" draw:fill-color="#b3b3b3"/>
    </style:style>
    <style:style style:name="orange3" style:family="table-cell" style:parent-style-name="default">
      <loext:graphic-properties draw:fill="solid" draw:fill-color="#ff6633"/>
    </style:style>
    <style:style style:name="sun3" style:family="table-cell" style:parent-style-name="default">
      <loext:graphic-properties draw:fill="solid" draw:fill-color="#9999ff"/>
    </style:style>
    <style:style style:name="earth3" style:family="table-cell" style:parent-style-name="default">
      <loext:graphic-properties draw:fill="solid" draw:fill-color="#cc6633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09:21:34.365277661</meta:creation-date>
    <dc:date>2017-11-11T12:15:15.851314519</dc:date>
    <meta:editing-duration>PT2H43M30S</meta:editing-duration>
    <meta:editing-cycles>3</meta:editing-cycles>
    <meta:generator>LibreOffice/5.1.6.2$Linux_X86_64 LibreOffice_project/10m0$Build-2</meta:generator>
    <meta:document-statistic meta:object-count="24"/>
  </office:meta>
</office:document-meta>
</file>